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7.8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3.619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3.854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8.5cm" svg:height="1.5cm" svg:x="8.5cm" svg:y="2cm">
          <text:p text:style-name="P1"><text:span text:style-name="T1">Upload image/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5cm" svg:height="1.5cm" svg:x="7.5cm" svg:y="4.5cm">
          <text:p text:style-name="P1"><text:span text:style-name="T1">O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4.265cm" svg:height="1.5cm" svg:x="13.7cm" svg:y="4.4cm">
          <text:p text:style-name="P1"><text:span text:style-name="T1">Data capture to text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cm" svg:y1="5.3cm" svg:x2="13.7cm" svg:y2="5.3cm">
          <text:p/>
        </draw:line>
        <draw:custom-shape draw:style-name="gr5" draw:text-style-name="P2" draw:layer="layout" svg:width="4.5cm" svg:height="1.5cm" svg:x="13.7cm" svg:y="7.1cm">
          <text:p text:style-name="P1"><text:span text:style-name="T1">Data </text:span><text:span text:style-name="T1">save/ </text:span><text:span text:style-name="T1">Data </text:span><text:span text:style-name="T1">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5cm" svg:height="1.5cm" svg:x="7.5cm" svg:y="7.1cm">
          <text:p text:style-name="P1"><text:span text:style-name="T1">Process </text:span><text:span text:style-name="T1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1cm" svg:y1="7.9cm" svg:x2="13.7cm" svg:y2="7.9cm">
          <text:p/>
        </draw:line>
        <draw:connector draw:style-name="gr7" draw:text-style-name="P3" draw:layer="layout" svg:x1="15.832cm" svg:y1="5.9cm" svg:x2="9.25cm" svg:y2="7.1cm" draw:start-shape="id1" draw:start-glue-point="2" draw:end-shape="id2" draw:end-glue-point="0" svg:d="M15832 5900v601h-6582v599" svg:viewBox="0 0 6583 1201">
          <text:p/>
        </draw:connector>
        <draw:connector draw:style-name="gr8" draw:text-style-name="P3" draw:layer="layout" svg:x1="12.75cm" svg:y1="3.5cm" svg:x2="9.25cm" svg:y2="4.5cm" draw:start-shape="id3" draw:start-glue-point="2" draw:end-shape="id4" draw:end-glue-point="0" svg:d="M12750 3500v501h-3500v499" svg:viewBox="0 0 3501 1001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0:27:04.450606863</meta:creation-date>
    <dc:date>2022-07-22T13:38:08.738427757</dc:date>
    <meta:editing-duration>PT54M49S</meta:editing-duration>
    <meta:editing-cycles>2</meta:editing-cycles>
    <meta:generator>LibreOffice/7.3.3.2$Linux_X86_64 LibreOffice_project/30$Build-2</meta:generator>
    <meta:document-statistic meta:object-count="32"/>
  </office:meta>
</office:document-meta>
</file>